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formationskodierung:</text:p>
      <text:p text:style-name="P2"/>
      <text:p text:style-name="P4">DCT:</text:p>
      <text:p text:style-name="P5"><text:tab/>-Von jeweils 8x8 Blöcken nur auf die so und so viel wichtigsten pixel reduzieren</text:p>
      <text:p text:style-name="P5"><text:tab/>-Fast DCT gibt’s</text:p>
      <text:p text:style-name="P4">KLT:</text:p>
      <text:p text:style-name="P5"><text:tab/>karhunen loeve Trans oder so</text:p>
      <text:p text:style-name="P5"><text:tab/>-falls man im ding unten nich um 45 grad dreht</text:p>
      <text:p text:style-name="P5"><text:tab/>-kack komplwx und viel zu viel zum rechnen</text:p>
      <text:p text:style-name="P5"/>
      <text:p text:style-name="P5">Anfang:</text:p>
      <text:p text:style-name="P5"><text:tab/>-Intensität von Pixeln an geraden positionen und ungeraden Positionen in 2D Histogramm <text:tab/>gemapt (immer die beiden benachbarten zusammen)</text:p>
      <text:p text:style-name="P5"><text:tab/><text:tab/>→ Alles liegt in der nähe von winkelhalbierenden</text:p>
      <text:p text:style-name="P5"><text:tab/><text:tab/>→ um 45 grad drehen</text:p>
      <text:p text:style-name="P5"><text:tab/><text:tab/>→ auf achsen projezieren → neue histogramme</text:p>
      <text:p text:style-name="P3"><text:tab/><text:tab/>→ für eine hälfte daten gespart?!</text:p>
      <text:p text:style-name="P3"/>
      <text:p text:style-name="P2">Wavelet:</text:p>
      <text:p text:style-name="P3"><text:tab/>-Keine Blockartefakte weil keine Blöcke</text:p>
      <text:p text:style-name="P3"><text:tab/>-2 extreme:</text:p>
      <text:p text:style-name="P3"><text:tab/><text:tab/>DCT: man weiß welche frequenzen aber nicht automatisch wo</text:p>
      <text:p text:style-name="P3"><text:tab/><text:tab/>sonst: nichts über frequenzen aber direkt wo farbe</text:p>
      <text:p text:style-name="P3"><text:tab/><text:tab/>genauere örtliche bestimmung → ungenauere frequenzen</text:p>
      <text:p text:style-name="P3"><text:tab/><text:tab/>genauere Frequenzen → ungenauere örtliche Bestimmung</text:p>
      <text:p text:style-name="P3"><text:tab/>-Mit Hoch und Tiefpassfilter 2 verschiedene Versionen des Signals erzeugen</text:p>
      <text:p text:style-name="P3"><text:tab/>→ Beide Versionen unterabtasten → genauso viele werte wie vorher</text:p>
      <text:p text:style-name="P3"><text:tab/>-Filter aufeinander abgestimmt, das is wichtig</text:p>
      <text:p text:style-name="P3"><text:tab/>→ Bild ist wie 2 dünnere Bilder</text:p>
      <text:p text:style-name="P3"><text:tab/>→ Beide Bilder in vertikaler richtung nochmal nterteilen → 4 bilder</text:p>
      <text:p text:style-name="P3"><text:tab/>→ das ganze mit dem oberen linken bild nochmal → …</text:p>
      <text:p text:style-name="P3"><text:tab/>-oben rechts vertikale Kanten</text:p>
      <text:p text:style-name="P3"><text:tab/>-unten links horizontale Kanten</text:p>
      <text:p text:style-name="P3"><text:tab/>-unten Rechts Ecken</text:p>
      <text:p text:style-name="P3"><text:tab/>Forwärts: heißt Analyse</text:p>
      <text:p text:style-name="P3"><text:tab/>Rücktransformation: heißt Synthese</text:p>
      <text:p text:style-name="P3"><text:tab/>-Filter in Z-notation:</text:p>
      <text:p text:style-name="P3"><text:tab/><text:tab/>-mitte is z^0</text:p>
      <text:p text:style-name="P3"><text:tab/><text:tab/>-links is z^-1 rechts z^-2</text:p>
      <text:p text:style-name="P3"><text:tab/>-Lifting</text:p>
      <text:p text:style-name="P3"><text:tab/><text:tab/>-Step1: Predict:</text:p>
      <text:p text:style-name="P3"><text:tab/><text:tab/><text:tab/>-Mittelwert 2er Gerader Werte</text:p>
      <text:p text:style-name="P3"><text:tab/><text:tab/><text:tab/>-Prädiktionswert abziehen von eigentlichem</text:p>
      <text:p text:style-name="P3"><text:tab/><text:tab/>-Step2: Update:</text:p>
      <text:p text:style-name="P3"><text:tab/><text:tab/><text:tab/>-2 Prädiktionswerte addieren und 2 drauf addieren</text:p>
      <text:p text:style-name="P3"><text:tab/><text:tab/><text:tab/>-durch 4 teilen</text:p>
      <text:p text:style-name="P3"><text:tab/><text:tab/><text:tab/>-Eigentlichen ungeraden Wert Addieren(?! Nicht sicher)</text:p>
      <text:p text:style-name="P3"><text:tab/><text:tab/>-durch 4 oder 2 Teilen kann man mit Bits shiften</text:p>
      <text:p text:style-name="P3"><text:tab/>-Qualitätsskalierbarkeit durch übertragung von weniger blöcken</text:p>
      <text:p text:style-name="P3"><text:tab/>-Übertragung von erst region of interest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2:38:49.94</meta:creation-date>
    <dc:date>2014-06-03T13:18:29.99</dc:date>
    <meta:editing-duration>PT4H12M3S</meta:editing-duration>
    <meta:editing-cycles>18</meta:editing-cycles>
    <meta:generator>OpenOffice.org/3.4.1$Win32 OpenOffice.org_project/341m1$Build-9593</meta:generator>
    <meta:document-statistic meta:table-count="0" meta:image-count="0" meta:object-count="0" meta:page-count="1" meta:paragraph-count="46" meta:word-count="259" meta:character-count="1770"/>
  </office:meta>
</office:document-meta>
</file>